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line-height="300%"/>
      <style:text-properties fo:language="sv" fo:country="SE"/>
    </style:style>
    <style:style style:name="P2" style:parent-style-name="Normal" style:family="paragraph">
      <style:paragraph-properties fo:line-height="300%"/>
      <style:text-properties fo:language="sv" fo:country="SE"/>
    </style:style>
    <style:style style:name="P3" style:parent-style-name="Normal" style:family="paragraph">
      <style:paragraph-properties fo:line-height="300%"/>
      <style:text-properties fo:font-size="14pt" style:font-size-asian="14pt" style:font-size-complex="14pt" fo:language="sv" fo:country="SE"/>
    </style:style>
    <style:style style:name="P4" style:parent-style-name="Normal" style:family="paragraph">
      <style:paragraph-properties style:writing-mode="rl-tb" fo:line-height="300%"/>
    </style:style>
    <style:style style:name="T5" style:parent-style-name="Standardstycketeckensnitt" style:family="text">
      <style:text-properties fo:font-size="14pt" style:font-size-asian="14pt" style:font-size-complex="14pt" style:language-complex="fa" style:country-complex="IR"/>
    </style:style>
    <style:style style:name="P6" style:parent-style-name="Liststycke" style:list-style-name="LFO1" style:family="paragraph">
      <style:paragraph-properties style:writing-mode="rl-tb" fo:line-height="300%"/>
    </style:style>
    <style:style style:name="T7" style:parent-style-name="Standardstycketeckensnitt" style:family="text">
      <style:text-properties fo:font-size="14pt" style:font-size-asian="14pt" style:font-size-complex="14pt" style:language-complex="fa" style:country-complex="IR"/>
    </style:style>
    <style:style style:name="P8" style:parent-style-name="Liststycke" style:list-style-name="LFO1" style:family="paragraph">
      <style:paragraph-properties style:writing-mode="rl-tb" fo:line-height="300%"/>
    </style:style>
    <style:style style:name="T9" style:parent-style-name="Standardstycketeckensnitt" style:family="text">
      <style:text-properties fo:font-size="14pt" style:font-size-asian="14pt" style:font-size-complex="14pt" style:language-complex="fa" style:country-complex="IR"/>
    </style:style>
    <style:style style:name="P10" style:parent-style-name="Liststycke" style:list-style-name="LFO1" style:family="paragraph">
      <style:paragraph-properties style:writing-mode="rl-tb" fo:line-height="300%"/>
    </style:style>
    <style:style style:name="T11" style:parent-style-name="Standardstycketeckensnitt" style:family="text">
      <style:text-properties fo:font-size="14pt" style:font-size-asian="14pt" style:font-size-complex="14pt" style:language-complex="fa" style:country-complex="IR"/>
    </style:style>
    <style:style style:name="T12" style:parent-style-name="Standardstycketeckensnitt" style:family="text">
      <style:text-properties fo:font-size="14pt" style:font-size-asian="14pt" style:font-size-complex="14pt" style:language-complex="fa" style:country-complex="IR"/>
    </style:style>
    <style:style style:name="P13" style:parent-style-name="Liststycke" style:list-style-name="LFO1" style:family="paragraph">
      <style:paragraph-properties style:writing-mode="rl-tb" fo:line-height="300%"/>
    </style:style>
    <style:style style:name="T14" style:parent-style-name="Standardstycketeckensnitt" style:family="text">
      <style:text-properties fo:font-size="14pt" style:font-size-asian="14pt" style:font-size-complex="14pt" style:language-complex="fa" style:country-complex="IR"/>
    </style:style>
    <style:style style:name="P15" style:parent-style-name="Liststycke" style:list-style-name="LFO1" style:family="paragraph">
      <style:paragraph-properties style:writing-mode="rl-tb" fo:line-height="300%"/>
    </style:style>
    <style:style style:name="T16" style:parent-style-name="Standardstycketeckensnitt" style:family="text">
      <style:text-properties fo:font-size="14pt" style:font-size-asian="14pt" style:font-size-complex="14pt" style:language-complex="fa" style:country-complex="IR"/>
    </style:style>
    <style:style style:name="P17" style:parent-style-name="Liststycke" style:list-style-name="LFO1" style:family="paragraph">
      <style:paragraph-properties style:writing-mode="rl-tb" fo:line-height="300%"/>
    </style:style>
    <style:style style:name="T18" style:parent-style-name="Standardstycketeckensnitt" style:family="text">
      <style:text-properties fo:font-size="14pt" style:font-size-asian="14pt" style:font-size-complex="14pt" style:language-complex="fa" style:country-complex="IR"/>
    </style:style>
    <style:style style:name="P19" style:parent-style-name="Liststycke" style:list-style-name="LFO1" style:family="paragraph">
      <style:paragraph-properties style:writing-mode="rl-tb" fo:line-height="300%"/>
    </style:style>
    <style:style style:name="T20" style:parent-style-name="Standardstycketeckensnitt" style:family="text">
      <style:text-properties fo:font-size="14pt" style:font-size-asian="14pt" style:font-size-complex="14pt" style:language-complex="fa" style:country-complex="IR"/>
    </style:style>
    <style:style style:name="P21" style:parent-style-name="Liststycke" style:list-style-name="LFO1" style:family="paragraph">
      <style:paragraph-properties style:writing-mode="rl-tb" fo:line-height="300%"/>
    </style:style>
    <style:style style:name="T22" style:parent-style-name="Standardstycketeckensnitt" style:family="text">
      <style:text-properties fo:font-size="14pt" style:font-size-asian="14pt" style:font-size-complex="14pt" style:language-complex="fa" style:country-complex="IR"/>
    </style:style>
    <style:style style:name="P23" style:parent-style-name="Liststycke" style:list-style-name="LFO1" style:family="paragraph">
      <style:paragraph-properties style:writing-mode="rl-tb" fo:line-height="300%"/>
    </style:style>
    <style:style style:name="T24" style:parent-style-name="Standardstycketeckensnitt" style:family="text">
      <style:text-properties fo:font-size="14pt" style:font-size-asian="14pt" style:font-size-complex="14pt" style:language-complex="fa" style:country-complex="IR"/>
    </style:style>
    <style:style style:name="P25" style:parent-style-name="Liststycke" style:list-style-name="LFO1" style:family="paragraph">
      <style:paragraph-properties style:writing-mode="rl-tb" fo:line-height="300%" fo:margin-left="0.2951in" fo:text-indent="-0.0986in">
        <style:tab-stops/>
      </style:paragraph-properties>
    </style:style>
    <style:style style:name="T26" style:parent-style-name="Standardstycketeckensnitt" style:family="text">
      <style:text-properties fo:font-size="14pt" style:font-size-asian="14pt" style:font-size-complex="14pt" style:language-complex="fa" style:country-complex="IR"/>
    </style:style>
    <style:style style:name="T27" style:parent-style-name="Standardstycketeckensnitt" style:family="text">
      <style:text-properties fo:font-size="14pt" style:font-size-asian="14pt" style:font-size-complex="14pt" style:language-complex="fa" style:country-complex="IR"/>
    </style:style>
    <style:style style:name="P28" style:parent-style-name="Liststycke" style:list-style-name="LFO1" style:family="paragraph">
      <style:paragraph-properties style:writing-mode="rl-tb" fo:line-height="300%" fo:margin-left="0.1965in" fo:text-indent="0in">
        <style:tab-stops/>
      </style:paragraph-properties>
    </style:style>
    <style:style style:name="T29" style:parent-style-name="Standardstycketeckensnitt" style:family="text">
      <style:text-properties fo:font-size="14pt" style:font-size-asian="14pt" style:font-size-complex="14pt" style:language-complex="fa" style:country-complex="IR"/>
    </style:style>
    <style:style style:name="P30" style:parent-style-name="Normal" style:family="paragraph">
      <style:paragraph-properties style:writing-mode="rl-tb" fo:line-height="300%"/>
      <style:text-properties fo:font-size="14pt" style:font-size-asian="14pt" style:font-size-complex="14pt" style:language-complex="fa" style:country-complex="IR"/>
    </style:style>
    <style:style style:name="P31" style:parent-style-name="Normal" style:family="paragraph">
      <style:paragraph-properties style:writing-mode="rl-tb" fo:line-height="300%"/>
      <style:text-properties fo:font-size="14pt" style:font-size-asian="14pt" style:font-size-complex="14pt" fo:language="sv" fo:country="SE" style:language-complex="fa" style:country-complex="IR"/>
    </style:style>
    <style:style style:name="P32" style:parent-style-name="Normal" style:family="paragraph">
      <style:paragraph-properties style:writing-mode="rl-tb" fo:line-height="300%"/>
    </style:style>
    <style:style style:name="T33" style:parent-style-name="Standardstycketeckensnitt" style:family="text">
      <style:text-properties fo:font-size="14pt" style:font-size-asian="14pt" style:font-size-complex="14pt" style:language-complex="fa" style:country-complex="IR"/>
    </style:style>
    <style:style style:name="P34" style:parent-style-name="Liststycke" style:list-style-name="LFO2" style:family="paragraph">
      <style:paragraph-properties style:writing-mode="rl-tb" fo:line-height="300%"/>
    </style:style>
    <style:style style:name="T35" style:parent-style-name="Standardstycketeckensnitt" style:family="text">
      <style:text-properties fo:font-size="14pt" style:font-size-asian="14pt" style:font-size-complex="14pt" style:language-complex="fa" style:country-complex="IR"/>
    </style:style>
    <style:style style:name="P36" style:parent-style-name="Liststycke" style:list-style-name="LFO2" style:family="paragraph">
      <style:paragraph-properties style:writing-mode="rl-tb" fo:line-height="300%"/>
    </style:style>
    <style:style style:name="T37" style:parent-style-name="Standardstycketeckensnitt" style:family="text">
      <style:text-properties fo:font-size="14pt" style:font-size-asian="14pt" style:font-size-complex="14pt" style:language-complex="fa" style:country-complex="IR"/>
    </style:style>
    <style:style style:name="T38" style:parent-style-name="Standardstycketeckensnitt" style:family="text">
      <style:text-properties fo:font-size="14pt" style:font-size-asian="14pt" style:font-size-complex="14pt" style:language-complex="fa" style:country-complex="IR"/>
    </style:style>
    <style:style style:name="P39" style:parent-style-name="Liststycke" style:list-style-name="LFO2" style:family="paragraph">
      <style:paragraph-properties style:writing-mode="rl-tb" fo:line-height="300%"/>
    </style:style>
    <style:style style:name="T40" style:parent-style-name="Standardstycketeckensnitt" style:family="text">
      <style:text-properties fo:font-size="14pt" style:font-size-asian="14pt" style:font-size-complex="14pt" fo:language="sv" fo:country="SE" style:language-complex="fa" style:country-complex="IR"/>
    </style:style>
    <style:style style:name="P41" style:parent-style-name="Liststycke" style:list-style-name="LFO2" style:family="paragraph">
      <style:paragraph-properties style:writing-mode="rl-tb" fo:line-height="300%"/>
    </style:style>
    <style:style style:name="T42" style:parent-style-name="Standardstycketeckensnitt" style:family="text">
      <style:text-properties fo:font-size="14pt" style:font-size-asian="14pt" style:font-size-complex="14pt" fo:language="sv" fo:country="SE" style:language-complex="fa" style:country-complex="IR"/>
    </style:style>
    <style:style style:name="P43" style:parent-style-name="Liststycke" style:list-style-name="LFO2" style:family="paragraph">
      <style:paragraph-properties style:writing-mode="rl-tb" fo:line-height="300%"/>
    </style:style>
    <style:style style:name="T44" style:parent-style-name="Standardstycketeckensnitt" style:family="text">
      <style:text-properties fo:font-size="14pt" style:font-size-asian="14pt" style:font-size-complex="14pt" style:language-complex="fa" style:country-complex="IR"/>
    </style:style>
    <style:style style:name="T45" style:parent-style-name="Standardstycketeckensnitt" style:family="text">
      <style:text-properties fo:font-size="14pt" style:font-size-asian="14pt" style:font-size-complex="14pt" style:language-complex="fa" style:country-complex="IR"/>
    </style:style>
    <style:style style:name="P46" style:parent-style-name="Liststycke" style:list-style-name="LFO2" style:family="paragraph">
      <style:paragraph-properties style:writing-mode="rl-tb" fo:line-height="300%"/>
    </style:style>
    <style:style style:name="T47" style:parent-style-name="Standardstycketeckensnitt" style:family="text">
      <style:text-properties fo:font-size="14pt" style:font-size-asian="14pt" style:font-size-complex="14pt" style:language-complex="fa" style:country-complex="IR"/>
    </style:style>
    <style:style style:name="P48" style:parent-style-name="Liststycke" style:list-style-name="LFO2" style:family="paragraph">
      <style:paragraph-properties style:writing-mode="rl-tb" fo:line-height="300%"/>
    </style:style>
    <style:style style:name="T49" style:parent-style-name="Standardstycketeckensnitt" style:family="text">
      <style:text-properties fo:font-size="14pt" style:font-size-asian="14pt" style:font-size-complex="14pt" fo:language="sv" fo:country="SE" style:language-complex="fa" style:country-complex="IR"/>
    </style:style>
    <style:style style:name="P50" style:parent-style-name="Liststycke" style:list-style-name="LFO2" style:family="paragraph">
      <style:paragraph-properties style:writing-mode="rl-tb" fo:line-height="300%"/>
    </style:style>
    <style:style style:name="T51" style:parent-style-name="Standardstycketeckensnitt" style:family="text">
      <style:text-properties fo:font-size="14pt" style:font-size-asian="14pt" style:font-size-complex="14pt" style:language-complex="fa" style:country-complex="IR"/>
    </style:style>
    <style:style style:name="T52" style:parent-style-name="Standardstycketeckensnitt" style:family="text">
      <style:text-properties fo:font-size="14pt" style:font-size-asian="14pt" style:font-size-complex="14pt" fo:language="sv" fo:country="SE" style:language-complex="fa" style:country-complex="IR"/>
    </style:style>
    <style:style style:name="P53" style:parent-style-name="Normal" style:family="paragraph">
      <style:paragraph-properties style:writing-mode="rl-tb" fo:line-height="300%"/>
      <style:text-properties fo:font-size="14pt" style:font-size-asian="14pt" style:font-size-complex="14pt" style:language-complex="fa" style:country-complex="IR"/>
    </style:style>
    <style:style style:name="P54" style:parent-style-name="Normal" style:family="paragraph">
      <style:paragraph-properties style:writing-mode="rl-tb" fo:line-height="300%"/>
      <style:text-properties fo:font-size="14pt" style:font-size-asian="14pt" style:font-size-complex="14pt" style:language-complex="fa" style:country-complex="IR"/>
    </style:style>
    <style:style style:name="P55" style:parent-style-name="Normal" style:family="paragraph">
      <style:paragraph-properties style:writing-mode="rl-tb" fo:line-height="300%"/>
      <style:text-properties fo:font-size="14pt" style:font-size-asian="14pt" style:font-size-complex="14pt" style:language-complex="fa" style:country-complex="IR"/>
    </style:style>
    <style:style style:name="P56" style:parent-style-name="Normal" style:family="paragraph">
      <style:paragraph-properties style:writing-mode="rl-tb" fo:line-height="300%"/>
      <style:text-properties fo:font-size="14pt" style:font-size-asian="14pt" style:font-size-complex="14pt" style:language-complex="fa" style:country-complex="IR"/>
    </style:style>
    <style:style style:name="P57" style:parent-style-name="Normal" style:family="paragraph">
      <style:paragraph-properties style:writing-mode="rl-tb" fo:line-height="300%"/>
      <style:text-properties fo:font-size="14pt" style:font-size-asian="14pt" style:font-size-complex="14pt" fo:language="sv" fo:country="SE" style:language-complex="fa" style:country-complex="IR"/>
    </style:style>
    <style:style style:name="P58" style:parent-style-name="Liststycke" style:list-style-name="LFO3" style:family="paragraph">
      <style:paragraph-properties style:writing-mode="rl-tb" fo:line-height="300%"/>
    </style:style>
    <style:style style:name="T59" style:parent-style-name="Standardstycketeckensnitt" style:family="text">
      <style:text-properties fo:font-size="14pt" style:font-size-asian="14pt" style:font-size-complex="14pt" style:language-complex="fa" style:country-complex="IR"/>
    </style:style>
    <style:style style:name="T60" style:parent-style-name="Standardstycketeckensnitt" style:family="text">
      <style:text-properties fo:font-size="14pt" style:font-size-asian="14pt" style:font-size-complex="14pt" style:language-complex="fa" style:country-complex="IR"/>
    </style:style>
    <style:style style:name="P61" style:parent-style-name="Liststycke" style:list-style-name="LFO3" style:family="paragraph">
      <style:paragraph-properties style:writing-mode="rl-tb" fo:line-height="300%"/>
    </style:style>
    <style:style style:name="T62" style:parent-style-name="Standardstycketeckensnitt" style:family="text">
      <style:text-properties fo:font-size="14pt" style:font-size-asian="14pt" style:font-size-complex="14pt" fo:language="sv" fo:country="SE" style:language-complex="fa" style:country-complex="IR"/>
    </style:style>
    <style:style style:name="P63" style:parent-style-name="Liststycke" style:list-style-name="LFO3" style:family="paragraph">
      <style:paragraph-properties style:writing-mode="rl-tb" fo:line-height="300%"/>
    </style:style>
    <style:style style:name="T64" style:parent-style-name="Standardstycketeckensnitt" style:family="text">
      <style:text-properties fo:font-size="14pt" style:font-size-asian="14pt" style:font-size-complex="14pt" style:language-complex="fa" style:country-complex="IR"/>
    </style:style>
    <style:style style:name="P65" style:parent-style-name="Liststycke" style:list-style-name="LFO3" style:family="paragraph">
      <style:paragraph-properties style:writing-mode="rl-tb" fo:line-height="300%"/>
    </style:style>
    <style:style style:name="T66" style:parent-style-name="Standardstycketeckensnitt" style:family="text">
      <style:text-properties fo:font-size="14pt" style:font-size-asian="14pt" style:font-size-complex="14pt" fo:language="sv" fo:country="SE" style:language-complex="fa" style:country-complex="IR"/>
    </style:style>
    <style:style style:name="T67" style:parent-style-name="Standardstycketeckensnitt" style:family="text">
      <style:text-properties fo:color="#FF0000" fo:font-size="14pt" style:font-size-asian="14pt" style:font-size-complex="14pt" style:language-complex="fa" style:country-complex="IR"/>
    </style:style>
    <style:style style:name="T68" style:parent-style-name="Standardstycketeckensnitt" style:family="text">
      <style:text-properties fo:font-size="14pt" style:font-size-asian="14pt" style:font-size-complex="14pt" fo:language="sv" fo:country="SE" style:language-complex="fa" style:country-complex="IR"/>
    </style:style>
    <style:style style:name="T69" style:parent-style-name="Standardstycketeckensnitt" style:family="text">
      <style:text-properties fo:font-size="14pt" style:font-size-asian="14pt" style:font-size-complex="14pt" style:language-complex="fa" style:country-complex="IR"/>
    </style:style>
    <style:style style:name="T70" style:parent-style-name="Standardstycketeckensnitt" style:family="text">
      <style:text-properties fo:font-size="14pt" style:font-size-asian="14pt" style:font-size-complex="14pt" fo:language="sv" fo:country="SE" style:language-complex="fa" style:country-complex="IR"/>
    </style:style>
    <style:style style:name="P71" style:parent-style-name="Liststycke" style:list-style-name="LFO3" style:family="paragraph">
      <style:paragraph-properties style:writing-mode="rl-tb" fo:line-height="300%"/>
    </style:style>
    <style:style style:name="T72" style:parent-style-name="Standardstycketeckensnitt" style:family="text">
      <style:text-properties fo:font-size="14pt" style:font-size-asian="14pt" style:font-size-complex="14pt" fo:language="sv" fo:country="SE" style:language-complex="fa" style:country-complex="IR"/>
    </style:style>
    <style:style style:name="T73" style:parent-style-name="Standardstycketeckensnitt" style:family="text">
      <style:text-properties fo:font-size="14pt" style:font-size-asian="14pt" style:font-size-complex="14pt" style:language-complex="fa" style:country-complex="IR"/>
    </style:style>
    <style:style style:name="T74" style:parent-style-name="Standardstycketeckensnitt" style:family="text">
      <style:text-properties fo:color="#FF0000" fo:font-size="14pt" style:font-size-asian="14pt" style:font-size-complex="14pt" style:language-complex="fa" style:country-complex="IR"/>
    </style:style>
    <style:style style:name="T75" style:parent-style-name="Standardstycketeckensnitt" style:family="text">
      <style:text-properties fo:font-size="14pt" style:font-size-asian="14pt" style:font-size-complex="14pt" style:language-complex="fa" style:country-complex="IR"/>
    </style:style>
    <style:style style:name="P76" style:parent-style-name="Liststycke" style:list-style-name="LFO3" style:family="paragraph">
      <style:paragraph-properties style:writing-mode="rl-tb" fo:line-height="300%"/>
    </style:style>
    <style:style style:name="T77" style:parent-style-name="Standardstycketeckensnitt" style:family="text">
      <style:text-properties fo:font-size="14pt" style:font-size-asian="14pt" style:font-size-complex="14pt" style:language-complex="fa" style:country-complex="IR"/>
    </style:style>
    <style:style style:name="P78" style:parent-style-name="Liststycke" style:list-style-name="LFO3" style:family="paragraph">
      <style:paragraph-properties style:writing-mode="rl-tb" fo:line-height="300%"/>
    </style:style>
    <style:style style:name="T79" style:parent-style-name="Standardstycketeckensnitt" style:family="text">
      <style:text-properties fo:font-size="14pt" style:font-size-asian="14pt" style:font-size-complex="14pt" fo:language="sv" fo:country="SE" style:language-complex="fa" style:country-complex="IR"/>
    </style:style>
    <style:style style:name="T80" style:parent-style-name="Standardstycketeckensnitt" style:family="text">
      <style:text-properties fo:font-size="14pt" style:font-size-asian="14pt" style:font-size-complex="14pt" fo:language="sv" fo:country="SE" style:language-complex="fa" style:country-complex="IR"/>
    </style:style>
    <style:style style:name="P81" style:parent-style-name="Normal" style:family="paragraph">
      <style:paragraph-properties style:writing-mode="rl-tb" fo:line-height="300%"/>
      <style:text-properties fo:font-size="14pt" style:font-size-asian="14pt" style:font-size-complex="14pt" fo:language="sv" fo:country="SE" style:language-complex="fa" style:country-complex="IR"/>
    </style:style>
    <style:style style:name="P82" style:parent-style-name="Normal" style:family="paragraph">
      <style:paragraph-properties style:writing-mode="rl-tb" fo:line-height="300%"/>
      <style:text-properties fo:font-size="14pt" style:font-size-asian="14pt" style:font-size-complex="14pt" fo:language="sv" fo:country="SE" style:language-complex="fa" style:country-complex="IR"/>
    </style:style>
    <style:style style:name="P83" style:parent-style-name="Normal" style:family="paragraph">
      <style:paragraph-properties style:writing-mode="rl-tb" fo:line-height="300%"/>
    </style:style>
    <style:style style:name="T84" style:parent-style-name="Standardstycketeckensnitt" style:family="text">
      <style:text-properties fo:font-size="14pt" style:font-size-asian="14pt" style:font-size-complex="14pt" style:language-complex="fa" style:country-complex="IR"/>
    </style:style>
    <style:style style:name="P85" style:parent-style-name="Liststycke" style:list-style-name="LFO4" style:family="paragraph">
      <style:paragraph-properties style:writing-mode="rl-tb" fo:line-height="300%"/>
    </style:style>
    <style:style style:name="T86" style:parent-style-name="Standardstycketeckensnitt" style:family="text">
      <style:text-properties fo:font-size="14pt" style:font-size-asian="14pt" style:font-size-complex="14pt" style:language-complex="fa" style:country-complex="IR"/>
    </style:style>
    <style:style style:name="P87" style:parent-style-name="Liststycke" style:list-style-name="LFO4" style:family="paragraph">
      <style:paragraph-properties style:writing-mode="rl-tb" fo:line-height="300%"/>
    </style:style>
    <style:style style:name="T88" style:parent-style-name="Standardstycketeckensnitt" style:family="text">
      <style:text-properties fo:font-size="14pt" style:font-size-asian="14pt" style:font-size-complex="14pt" style:language-complex="fa" style:country-complex="IR"/>
    </style:style>
    <style:style style:name="T89" style:parent-style-name="Standardstycketeckensnitt" style:family="text">
      <style:text-properties fo:color="#FF0000" fo:font-size="14pt" style:font-size-asian="14pt" style:font-size-complex="14pt" style:language-complex="fa" style:country-complex="IR"/>
    </style:style>
    <style:style style:name="T90" style:parent-style-name="Standardstycketeckensnitt" style:family="text">
      <style:text-properties fo:font-size="14pt" style:font-size-asian="14pt" style:font-size-complex="14pt" style:language-complex="fa" style:country-complex="IR"/>
    </style:style>
    <style:style style:name="T91" style:parent-style-name="Standardstycketeckensnitt" style:family="text">
      <style:text-properties fo:font-size="14pt" style:font-size-asian="14pt" style:font-size-complex="14pt" style:language-complex="fa" style:country-complex="IR"/>
    </style:style>
    <style:style style:name="P92" style:parent-style-name="Liststycke" style:list-style-name="LFO4" style:family="paragraph">
      <style:paragraph-properties style:writing-mode="rl-tb" fo:line-height="300%"/>
    </style:style>
    <style:style style:name="T93" style:parent-style-name="Standardstycketeckensnitt" style:family="text">
      <style:text-properties fo:font-size="14pt" style:font-size-asian="14pt" style:font-size-complex="14pt" style:language-complex="fa" style:country-complex="IR"/>
    </style:style>
    <style:style style:name="P94" style:parent-style-name="Liststycke" style:list-style-name="LFO4" style:family="paragraph">
      <style:paragraph-properties style:writing-mode="rl-tb" fo:line-height="300%"/>
    </style:style>
    <style:style style:name="T95" style:parent-style-name="Standardstycketeckensnitt" style:family="text">
      <style:text-properties fo:font-size="14pt" style:font-size-asian="14pt" style:font-size-complex="14pt" style:language-complex="fa" style:country-complex="IR"/>
    </style:style>
    <style:style style:name="T96" style:parent-style-name="Standardstycketeckensnitt" style:family="text">
      <style:text-properties fo:font-size="14pt" style:font-size-asian="14pt" style:font-size-complex="14pt" style:language-complex="fa" style:country-complex="IR"/>
    </style:style>
    <style:style style:name="P97" style:parent-style-name="Liststycke" style:list-style-name="LFO4" style:family="paragraph">
      <style:paragraph-properties style:writing-mode="rl-tb" fo:line-height="300%"/>
    </style:style>
    <style:style style:name="T98" style:parent-style-name="Standardstycketeckensnitt" style:family="text">
      <style:text-properties fo:font-size="14pt" style:font-size-asian="14pt" style:font-size-complex="14pt" style:language-complex="fa" style:country-complex="IR"/>
    </style:style>
    <style:style style:name="T99" style:parent-style-name="Standardstycketeckensnitt" style:family="text">
      <style:text-properties fo:color="#FF0000" fo:font-size="14pt" style:font-size-asian="14pt" style:font-size-complex="14pt" style:language-complex="fa" style:country-complex="IR"/>
    </style:style>
    <style:style style:name="T100" style:parent-style-name="Standardstycketeckensnitt" style:family="text">
      <style:text-properties fo:font-size="14pt" style:font-size-asian="14pt" style:font-size-complex="14pt" style:language-complex="fa" style:country-complex="IR"/>
    </style:style>
    <style:style style:name="P101" style:parent-style-name="Liststycke" style:list-style-name="LFO4" style:family="paragraph">
      <style:paragraph-properties style:writing-mode="rl-tb" fo:line-height="300%"/>
    </style:style>
    <style:style style:name="T102" style:parent-style-name="Standardstycketeckensnitt" style:family="text">
      <style:text-properties fo:font-size="14pt" style:font-size-asian="14pt" style:font-size-complex="14pt" style:language-complex="fa" style:country-complex="IR"/>
    </style:style>
    <style:style style:name="T103" style:parent-style-name="Standardstycketeckensnitt" style:family="text">
      <style:text-properties fo:font-size="14pt" style:font-size-asian="14pt" style:font-size-complex="14pt" style:language-complex="fa" style:country-complex="IR"/>
    </style:style>
    <style:style style:name="P104" style:parent-style-name="Liststycke" style:list-style-name="LFO4" style:family="paragraph">
      <style:paragraph-properties style:writing-mode="rl-tb" fo:line-height="300%"/>
    </style:style>
    <style:style style:name="T105" style:parent-style-name="Standardstycketeckensnitt" style:family="text">
      <style:text-properties fo:font-size="14pt" style:font-size-asian="14pt" style:font-size-complex="14pt" style:language-complex="fa" style:country-complex="IR"/>
    </style:style>
    <style:style style:name="P106" style:parent-style-name="Liststycke" style:list-style-name="LFO4" style:family="paragraph">
      <style:paragraph-properties style:writing-mode="rl-tb" fo:line-height="300%"/>
    </style:style>
    <style:style style:name="T107" style:parent-style-name="Standardstycketeckensnitt" style:family="text">
      <style:text-properties fo:font-size="14pt" style:font-size-asian="14pt" style:font-size-complex="14pt" style:language-complex="fa" style:country-complex="IR"/>
    </style:style>
    <style:style style:name="P108" style:parent-style-name="Normal" style:family="paragraph">
      <style:paragraph-properties style:writing-mode="rl-tb" fo:line-height="300%"/>
      <style:text-properties fo:font-size="14pt" style:font-size-asian="14pt" style:font-size-complex="14pt" style:language-complex="fa" style:country-complex="IR"/>
    </style:style>
    <style:style style:name="P109" style:parent-style-name="Normal" style:family="paragraph">
      <style:paragraph-properties style:writing-mode="rl-tb" fo:line-height="300%"/>
      <style:text-properties fo:font-size="14pt" style:font-size-asian="14pt" style:font-size-complex="14pt" style:language-complex="fa" style:country-complex="IR"/>
    </style:style>
    <style:style style:name="P110" style:parent-style-name="Liststycke" style:family="paragraph">
      <style:paragraph-properties style:writing-mode="rl-tb" fo:line-height="300%"/>
      <style:text-properties fo:font-size="14pt" style:font-size-asian="14pt" style:font-size-complex="14pt" style:language-complex="fa" style:country-complex="IR"/>
    </style:style>
    <style:style style:name="P111" style:parent-style-name="Normal" style:family="paragraph">
      <style:paragraph-properties style:writing-mode="rl-tb" fo:line-height="300%"/>
      <style:text-properties fo:font-size="14pt" style:font-size-asian="14pt" style:font-size-complex="14pt" style:language-complex="fa" style:country-complex="IR"/>
    </style:style>
    <style:style style:name="P112" style:parent-style-name="Normal" style:family="paragraph">
      <style:paragraph-properties fo:line-height="300%"/>
    </style:style>
  </office:automatic-styles>
  <office:body>
    <office:text text:use-soft-page-breaks="true">
      <text:p text:style-name="P1"/>
      <text:p text:style-name="P2">S 120 och 121</text:p>
      <text:p text:style-name="P3">Kolla</text:p>
      <text:p text:style-name="P4"><text:span text:style-name="T5">بازبینی</text:span></text:p>
      <text:list text:style-name="LFO1" text:continue-numbering="true">
        <text:list-item>
          <text:p text:style-name="P6"><text:span text:style-name="T7">اصول پنج گانه اسلام کدام است؟ کدام یک از این اصول در زندگی یک مسلمان مرتب اتفاق می افتد؟</text:span></text:p>
        </text:list-item>
        <text:list-item>
          <text:p text:style-name="P8"><text:span text:style-name="T9">بیشتر مساجد در سوئد به چه شکل هستند؟</text:span></text:p>
        </text:list-item>
        <text:list-item>
          <text:p text:style-name="P10"><text:span text:style-name="T11">چرا پیامبر اسلام محمد از مکه<text:s/></text:span><text:span text:style-name="T12">به مدینه مهاجرت کرد؟ مهاجرت او چه تاثیری بر پیشرفت اسلام داشت؟</text:span></text:p>
        </text:list-item>
        <text:list-item>
          <text:p text:style-name="P13"><text:span text:style-name="T14">قران شامل 114 سوره است. منظور چیست؟</text:span></text:p>
        </text:list-item>
        <text:list-item>
          <text:p text:style-name="P15"><text:span text:style-name="T16">تاریخ اسلام از چه سالی و به چه مناسبتی آغاز میشود؟</text:span></text:p>
        </text:list-item>
        <text:list-item>
          <text:p text:style-name="P17"><text:span text:style-name="T18">دوعید بزرگ مسلمانان کدامند؟</text:span></text:p>
        </text:list-item>
        <text:list-item>
          <text:p text:style-name="P19"><text:span text:style-name="T20">منظور از غذای حلال چیست؟</text:span></text:p>
        </text:list-item>
        <text:list-item>
          <text:p text:style-name="P21"><text:span text:style-name="T22">منظور از حجاب چیست؟</text:span></text:p>
        </text:list-item>
        <text:list-item>
          <text:p text:style-name="P23"><text:span text:style-name="T24">منظور از شیعه و سنی چیست؟</text:span></text:p>
        </text:list-item>
        <text:list-item>
          <text:p text:style-name="P25"><text:span text:style-name="T26">دستورات</text:span><text:span text:style-name="T27"><text:s/>شریعت مربوط به کدام زمینه از زندگی انسان میباشد ؟</text:span></text:p>
        </text:list-item>
        <text:list-item>
          <text:p text:style-name="P28"><text:span text:style-name="T29">چرا حمله تروریستی به مرکز تجارت جهانی نیویورک در 11 سپتامبر 2001 زندگی را برای مسلمانان عادی سخت کرد؟</text:span></text:p>
        </text:list-item>
      </text:list>
      <text:p text:style-name="P30"/>
      <text:p text:style-name="P31">Tänk efter</text:p>
      <text:p text:style-name="P32"><text:span text:style-name="T33">نکاتی برای اندیشیدن</text:span></text:p>
      <text:list text:style-name="LFO2" text:continue-numbering="true">
        <text:list-item>
          <text:p text:style-name="P34"><text:span text:style-name="T35">چرا در سوئد دنبال کردن اوقات نماز برای مسلمانان مشکل است؟</text:span></text:p>
        </text:list-item>
        <text:list-item>
          <text:p text:style-name="P36"><text:span text:style-name="T37">در سوئد<text:s/></text:span><text:span text:style-name="T38">مسلمانان ماه رمضان را چگونه تجربه میکنند؟ برای سیحام رمضان چه معنایی دارد؟ (مصاحبه)</text:span></text:p>
        </text:list-item>
        <text:list-item>
          <text:p text:style-name="P39"><text:span text:style-name="T40">یک مسجد به چه صورت مورد استفاده قرار میگیرد؟</text:span></text:p>
        </text:list-item>
        <text:list-item>
          <text:p text:style-name="P41"><text:span text:style-name="T42">محمد پیامبر بزرگ اسلام است. چرا مردم مکه در آغاز اسلام او را دوست نداشتند؟</text:span></text:p>
        </text:list-item>
        <text:list-item>
          <text:p text:style-name="P43"><text:span text:style-name="T44">بعقیده فعّالان در جنبش آزادی زنان مسلمان (فمینست های</text:span><text:span text:style-name="T45"><text:s/>مسلمان)چگونه قرآن به عدالت و برابری کمک میکند؟</text:span></text:p>
        </text:list-item>
        <text:list-item>
          <text:p text:style-name="P46"><text:span text:style-name="T47">اعیاد بزرگ اسلامی به چه صورت کریسمس و عید پاک مسیحیان را یادآوری میکند؟</text:span></text:p>
        </text:list-item>
        <text:list-item>
          <text:p text:style-name="P48"><text:span text:style-name="T49">چرا مسلمانان در سوئد باید گوشت وارداتی بخورند؟</text:span></text:p>
        </text:list-item>
        <text:list-item>
          <text:p text:style-name="P50"><text:span text:style-name="T51">(</text:span><text:span text:style-name="T52">در مصاحبه) محمد حرام بودن گوشت خوک را چگونه توضیح میدهد؟</text:span></text:p>
        </text:list-item>
      </text:list>
      <text:p text:style-name="P53"/>
      <text:p text:style-name="P54"/>
      <text:p text:style-name="P55"/>
      <text:p text:style-name="P56"/>
      <text:p text:style-name="P57">S 121</text:p>
      <text:list text:style-name="LFO3" text:continue-numbering="true">
        <text:list-item>
          <text:p text:style-name="P58"><text:span text:style-name="T59">رسم چند همسری که در آ</text:span><text:span text:style-name="T60">ن یک مرد میتواند چند همسر داشته باشد به چه صورت توضیح داده میشود؟ این رسم امروزه به چه صورت انجام میشود؟</text:span></text:p>
        </text:list-item>
        <text:list-item>
          <text:p text:style-name="P61"><text:span text:style-name="T62">مثالی بزنید در مورد اینکه شهر مکه چه نقش اساسی در زندگی یک مسلمان دارد. چرا محمد به مکه سفر نکرده است؟ (مصاحبه)</text:span></text:p>
        </text:list-item>
        <text:list-item>
          <text:p text:style-name="P63"><text:span text:style-name="T64">رابطه بین اسلام و دموکراسی چگونه است؟</text:span></text:p>
        </text:list-item>
        <text:list-item>
          <text:p text:style-name="P65"><text:span text:style-name="T66">در آغاز قرن بیست و یکم</text:span><text:span text:style-name="T67"><text:s/></text:span><text:span text:style-name="T68">چرا در رسانه های کشورهای شمالی</text:span><text:span text:style-name="T69">Norden) )</text:span><text:span text:style-name="T70">تمرکز ویژه ای به اسلام بود ؟</text:span></text:p>
        </text:list-item>
        <text:list-item>
          <text:p text:style-name="P71"><text:span text:style-name="T72">ساعات ثابت نماز</text:span><text:span text:style-name="T73"><text:s/>به چه معناست؟ نماز</text:span><text:span text:style-name="T74"><text:s/></text:span><text:span text:style-name="T75">در زندگی سیحام چه نقشی دارد؟ (مصاحبه)</text:span></text:p>
        </text:list-item>
        <text:list-item>
          <text:p text:style-name="P76"><text:span text:style-name="T77">چگونه مبانی اصلی در قرآن بصورتهای متفاوت تفسیر میشود؟</text:span></text:p>
        </text:list-item>
        <text:list-item>
          <text:p text:style-name="P78"><text:span text:style-name="T79">اسلام سنتی چه نقشی به مردان و زنان<text:s/></text:span><text:span text:style-name="T80">میدهد؟ این نقشهای جنسیتی به چه صورت در زندگی محمد اثر میگذارد؟ (مصاحبه)</text:span></text:p>
        </text:list-item>
      </text:list>
      <text:p text:style-name="P81"/>
      <text:p text:style-name="P82">Ta reda på</text:p>
      <text:p text:style-name="P83"><text:span text:style-name="T84">جهت اطلاع بیشتر</text:span></text:p>
      <text:soft-page-break/>
      <text:list text:style-name="LFO4" text:continue-numbering="true">
        <text:list-item>
          <text:p text:style-name="P85"><text:span text:style-name="T86">در محل زندگی شما <text:s/>مسلمانان چگونه زندگی میکنند؟ با دانش آموزان مسلمان مصاحبه کنید. آیا در نزدیکی شما مسجد هست؟</text:span></text:p>
        </text:list-item>
        <text:list-item>
          <text:p text:style-name="P87"><text:span text:style-name="T88">مسلمانان در سوئد چگونه اصول پنج گانه</text:span><text:span text:style-name="T89"><text:s/></text:span><text:span text:style-name="T90">خود را دن</text:span><text:span text:style-name="T91">بال میکنند؟ داخل کلاس درس راجع به این موضوع صحبت کنید، مصاحبه کنید و یا از اینترنت جستجو کنید.</text:span></text:p>
        </text:list-item>
        <text:list-item>
          <text:p text:style-name="P92"><text:span text:style-name="T93">فضای داخلی یک مسجد و یک کلیسا را مقایسه کنید. چه شباهتها و تفاوتهایی هست؟ چگونه میشود آنرا توضیح داد؟</text:span></text:p>
        </text:list-item>
        <text:list-item>
          <text:p text:style-name="P94"><text:span text:style-name="T95">قرآن را با کتاب مقدس مسیحیان مقایسه کنید. آیا شباهتی هست؟ ت</text:span><text:span text:style-name="T96">فاوتهای اصلی چیست؟</text:span></text:p>
        </text:list-item>
        <text:list-item>
          <text:p text:style-name="P97"><text:span text:style-name="T98">از یک فروشگاه بزرگ مواد غذایی بازدید کنید و ببینید آیا آنجا مواد غذایی حلال هست؟ <text:s/>از کارمندان فروشگاه بپرسید که آنها برای تامین مواد غذایی برای جشنواره</text:span><text:span text:style-name="T99"><text:s/></text:span><text:span text:style-name="T100">گروه های مختلف مذهبی چکار میکنند؟</text:span></text:p>
        </text:list-item>
        <text:list-item>
          <text:p text:style-name="P101"><text:span text:style-name="T102">به یک درمانگاه مراجعه کنید و راجع به ختنه مردان سوا</text:span><text:span text:style-name="T103">ل کنید. بپرسید برای ختنه کردن چه شرایطی نیاز هست؟ آیا هزینه ای دارد؟ کارمندان درمانگاه راجع به ختنه زنان چه میدانند؟</text:span></text:p>
        </text:list-item>
        <text:list-item>
          <text:p text:style-name="P104"><text:span text:style-name="T105">روزنامه های یک هفته را گردآوری کنید. در مورد اسلام چه نوشته شده است؟ آیا از روزنامه ها یک تصویر عادلانه ای از اسلام به خواننده ارائه میشود؟</text:span></text:p>
        </text:list-item>
        <text:list-item>
          <text:p text:style-name="P106"><text:span text:style-name="T107">چگونه میشود خطر ترور مذهبی را کاهش داد؟ نظر شما چیست؟</text:span></text:p>
        </text:list-item>
      </text:list>
      <text:p text:style-name="P108"/>
      <text:p text:style-name="P109"/>
      <text:p text:style-name="P110"/>
      <text:p text:style-name="P111"/>
      <text:p text:style-name="P11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Standardstycketeckensnitt" style:display-name="Standardstycketeckensnitt" style:family="text"/>
    <style:style style:name="Liststycke" style:display-name="Liststycke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rash NR</meta:initial-creator>
    <dc:creator>Arash NR</dc:creator>
    <meta:creation-date>2018-08-09T15:43:00Z</meta:creation-date>
    <dc:date>2018-08-25T09:30:00Z</dc:date>
    <meta:template xlink:href="Normal" xlink:type="simple"/>
    <meta:editing-cycles>12</meta:editing-cycles>
    <meta:editing-duration>PT9900S</meta:editing-duration>
    <meta:document-statistic meta:page-count="6" meta:paragraph-count="5" meta:word-count="417" meta:character-count="2790" meta:row-count="19" meta:non-whitespace-character-count="2378"/>
  </office:meta>
</office:document-meta>
</file>